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2.3071in"/>
    </style:style>
    <style:style style:name="co9" style:family="table-column">
      <style:table-column-properties fo:break-before="auto" style:column-width="4.1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Planned End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nwNfL8wPDtKW9jCFktCBL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Bravo, Star of the Sh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pKdGGghdpnBCzrjwPmkPg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Bravo, Star of the Sh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QqghkNGDQHkGMRGRt8pDr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Bravo, Star of the Sh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nGHhHDgKmGgb7gjwWjHJF</text:p>
          </table:table-cell>
          <table:table-cell table:style-name="ce1" office:value-type="string" calcext:value-type="string">
            <text:p>Bloodsheath Skeleta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Viserai, Rune Blood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<text:s/>until Chane, Bound by Shad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<text:s/>until Chane, Bound by Shad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<text:s/>until Chane, Bound by Shad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nwNfL8wPDtKW9jCFktCBL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pKdGGghdpnBCzrjwPmkPg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QqghkNGDQHkGMRGRt8pDr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fwjczQFRKCgTFHdbjdzW</text:p>
          </table:table-cell>
          <table:table-cell office:value-type="string" calcext:value-type="string">
            <text:p>Hypotherm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5:Sheet1.B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6:58:36.773835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6:58:48.658981271</dc:date>
    <meta:editing-duration>PT1H29M19S</meta:editing-duration>
    <meta:editing-cycles>76</meta:editing-cycles>
    <meta:generator>LibreOffice/7.2.5.2$MacOSX_X86_64 LibreOffice_project/499f9727c189e6ef3471021d6132d4c694f357e5</meta:generator>
    <meta:document-statistic meta:table-count="1" meta:cell-count="122" meta:object-count="0"/>
  </office:meta>
</office:document-meta>
</file>